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c49" officeooo:paragraph-rsid="00130c49"/>
    </style:style>
    <style:style style:name="P2" style:family="paragraph" style:parent-style-name="Standard">
      <style:text-properties officeooo:rsid="0014a78c" officeooo:paragraph-rsid="0014a78c"/>
    </style:style>
    <style:style style:name="T1" style:family="text">
      <style:text-properties officeooo:rsid="00160532"/>
    </style:style>
    <style:style style:name="T2" style:family="text">
      <style:text-properties officeooo:rsid="0016c77b"/>
    </style:style>
    <style:style style:name="T3" style:family="text">
      <style:text-properties officeooo:rsid="0017116e"/>
    </style:style>
    <style:style style:name="T4" style:family="text">
      <style:text-properties officeooo:rsid="00177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NDO UML </text:p>
      <text:p text:style-name="P1"/>
      <text:p text:style-name="P2">UML = unified modeling language(linguagem de modelagem unificada) </text:p>
      <text:p text:style-name="P2"/>
      <text:p text:style-name="P2">-<text:span text:style-name="T1">é uma metodologia para desenvolvimento de sistemas </text:span></text:p>
      <text:p text:style-name="P2">-<text:span text:style-name="T2">ajuda no desenvolvimento de softwares por componentes </text:span></text:p>
      <text:p text:style-name="P2">-<text:span text:style-name="T3">orientado a objetos </text:span></text:p>
      <text:p text:style-name="P2">-<text:span text:style-name="T4">geralmente baseado em diagramas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2:07:17.418000000</meta:creation-date>
    <dc:date>2024-05-17T13:29:46.049000000</dc:date>
    <meta:editing-duration>PT1H22M26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6" meta:word-count="31" meta:character-count="241" meta:non-whitespace-character-count="210"/>
  </office:meta>
</office:document-meta>
</file>